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bcb4" officeooo:paragraph-rsid="0004bcb4"/>
    </style:style>
    <style:style style:name="P2" style:family="paragraph" style:parent-style-name="Text_20_body">
      <style:text-properties officeooo:rsid="0004bcb4"/>
    </style:style>
    <style:style style:name="P3" style:family="paragraph" style:parent-style-name="Text_20_body">
      <style:text-properties officeooo:rsid="0004bcb4" officeooo:paragraph-rsid="0004bcb4"/>
    </style:style>
    <style:style style:name="P4" style:family="paragraph" style:parent-style-name="Text_20_body">
      <style:text-properties officeooo:rsid="0004bcb4" officeooo:paragraph-rsid="0004bcb4" fo:background-color="#ffff00"/>
    </style:style>
    <style:style style:name="P5" style:family="paragraph" style:parent-style-name="Text_20_body">
      <style:text-properties style:text-underline-style="solid" style:text-underline-width="auto" style:text-underline-color="font-color" officeooo:rsid="0004bcb4" officeooo:paragraph-rsid="0004bcb4"/>
    </style:style>
    <style:style style:name="T1" style:family="text">
      <style:text-properties officeooo:rsid="0004bcb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ffff" loext:char-shading-value="0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0525d7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FUNCION QUE DICE LA EDAD AL RECIBIR UNA <text:span text:style-name="T1">FECHA</text:span></text:p>
      <text:p text:style-name="P1"/>
      <text:p text:style-name="P1"/>
      <text:p text:style-name="P1">$("#<text:span text:style-name="T3">element-form-pacnac</text:span>").change(function(){</text:p>
      <text:p text:style-name="P1"/>
      <text:p text:style-name="P1"><text:tab/>$("#<text:span text:style-name="T4">element-form-pacedad</text:span>").val( <text:span text:style-name="T2">calcularEdad_dd_mm_yyyy</text:span>( $("#<text:span text:style-name="T3">element-form-pacnac</text:span>").val() ) );</text:p>
      <text:p text:style-name="P1"/>
      <text:p text:style-name="P1">});</text:p>
      <text:p text:style-name="P1"/>
      <text:p text:style-name="P1"/>
      <text:h text:style-name="Heading_20_2" text:outline-level="2">EST<text:span text:style-name="T5">AS FUNCIONES </text:span><text:s/>SE ENCUENTRA EN LSDAJAX</text:h>
      <text:p text:style-name="P2"/>
      <text:p text:style-name="P3">function <text:span text:style-name="T2">isValidDate</text:span>(day,month,year)</text:p>
      <text:p text:style-name="P3">{</text:p>
      <text:p text:style-name="P3"><text:s text:c="4"/>var dteDate;</text:p>
      <text:p text:style-name="P3"><text:s/></text:p>
      <text:p text:style-name="P3"><text:s text:c="4"/>// En javascript, el mes empieza en la posicion 0 y termina en la 11 </text:p>
      <text:p text:style-name="P3"><text:s text:c="4"/>// <text:s text:c="2"/>siendo 0 el mes de enero</text:p>
      <text:p text:style-name="P3"><text:s text:c="4"/>// Por esta razon, tenemos que restar 1 al mes</text:p>
      <text:p text:style-name="P3"><text:s text:c="4"/>month=month-1;</text:p>
      <text:p text:style-name="P3"><text:s text:c="4"/>// Establecemos un objeto Data con los valore recibidos</text:p>
      <text:p text:style-name="P3"><text:s text:c="4"/>// Los parametros son: año, mes, dia, hora, minuto y segundos</text:p>
      <text:p text:style-name="P3"><text:s text:c="4"/>// getDate(); devuelve el dia como un entero entre 1 y 31</text:p>
      <text:p text:style-name="P3"><text:s text:c="4"/>// getDay(); devuelve un num del 0 al 6 indicando siel dia es lunes,</text:p>
      <text:p text:style-name="P3"><text:s text:c="4"/>// <text:s text:c="2"/>martes, miercoles ...</text:p>
      <text:p text:style-name="P3"><text:s text:c="4"/>// getHours(); Devuelve la hora</text:p>
      <text:p text:style-name="P3"><text:s text:c="4"/>// getMinutes(); Devuelve los minutos</text:p>
      <text:p text:style-name="P3"><text:s text:c="4"/>// getMonth(); devuelve el mes como un numero de 0 a 11</text:p>
      <text:p text:style-name="P3"><text:s text:c="4"/>// getTime(); Devuelve el tiempo transcurrido en milisegundos desde el 1</text:p>
      <text:p text:style-name="P3"><text:s text:c="4"/>// <text:s text:c="2"/>de enero de 1970 hasta el momento definido en el objeto date</text:p>
      <text:p text:style-name="P3"><text:s text:c="4"/>// setTime(); Establece una fecha pasandole en milisegundos el valor de esta.</text:p>
      <text:p text:style-name="P3"><text:s text:c="4"/>// getYear(); devuelve el año</text:p>
      <text:p text:style-name="P3"><text:s text:c="4"/>// getFullYear(); devuelve el año</text:p>
      <text:p text:style-name="P3"><text:s text:c="4"/>dteDate=new Date(year,month,day);</text:p>
      <text:p text:style-name="P3"><text:s/></text:p>
      <text:p text:style-name="P3"><text:s text:c="4"/>//Devuelva true o false...</text:p>
      <text:p text:style-name="P3"><text:s text:c="4"/>return ((day==dteDate.getDate()) &amp;&amp; (month==dteDate.getMonth()) &amp;&amp; (year==dteDate.getFullYear()));</text:p>
      <text:p text:style-name="P3">}</text:p>
      <text:p text:style-name="P3"><text:s/></text:p>
      <text:p text:style-name="P3">/**</text:p>
      <text:p text:style-name="P3"><text:s/>* Funcion para validar una fecha</text:p>
      <text:p text:style-name="P3"><text:s/>* Tiene que recibir:</text:p>
      <text:p text:style-name="P3"><text:s/>* <text:s/>La fecha en formato ingles yyyy-mm-dd</text:p>
      <text:p text:style-name="P3"><text:s/>* Devuelve:</text:p>
      <text:p text:style-name="P3"><text:s/>* <text:s/>true-Fecha correcta</text:p>
      <text:p text:style-name="P3"><text:s/>* <text:s/>false-Fecha Incorrecta</text:p>
      <text:p text:style-name="P3"><text:s/>*/</text:p>
      <text:p text:style-name="P4">function validate_fecha(fecha)</text:p>
      <text:p text:style-name="P3">{</text:p>
      <text:p text:style-name="P3"><text:s text:c="4"/>var patron=new RegExp("^(19|20)+([0-9]{2})([-])([0-9]{1,2})([-])([0-9]{1,2})$");</text:p>
      <text:p text:style-name="P3"><text:s/></text:p>
      <text:p text:style-name="P3"><text:s text:c="4"/>if(fecha.search(patron)==0)</text:p>
      <text:p text:style-name="P3"><text:s text:c="4"/>{</text:p>
      <text:p text:style-name="P3"><text:s text:c="8"/>var values=fecha.split("-");</text:p>
      <text:p text:style-name="P3"><text:s text:c="8"/>if(isValidDate(values[2],values[1],values[0]))</text:p>
      <text:p text:style-name="P3"><text:s text:c="8"/>{</text:p>
      <text:p text:style-name="P3"><text:s text:c="12"/>return true;</text:p>
      <text:p text:style-name="P3"><text:s text:c="8"/>}</text:p>
      <text:p text:style-name="P3"><text:s text:c="4"/>}</text:p>
      <text:p text:style-name="P3"><text:s text:c="4"/>return false;</text:p>
      <text:p text:style-name="P3">}</text:p>
      <text:p text:style-name="P3"><text:s/></text:p>
      <text:p text:style-name="P3">/**</text:p>
      <text:p text:style-name="P3"><text:s/>* Esta función calcula la edad de una persona y los meses</text:p>
      <text:p text:style-name="P3"><text:s/>* La fecha la tiene que tener el formato yyyy-mm-dd que es</text:p>
      <text:p text:style-name="P3"><text:s/>* metodo que por defecto lo devuelve el &lt;input type="date"&gt;</text:p>
      <text:p text:style-name="P3"><text:s/>*/</text:p>
      <text:p text:style-name="P3"/>
      <text:p text:style-name="P3"/>
      <text:p text:style-name="P3"/>
      <text:p text:style-name="P4">function calcularEdad_dd_mm_yyyy(fecha)</text:p>
      <text:p text:style-name="P3">{</text:p>
      <text:p text:style-name="P3"/>
      <text:p text:style-name="P3"/>
      <text:p text:style-name="P3"><text:s/></text:p>
      <text:p text:style-name="P3"><text:s text:c="8"/>// Si la fecha es correcta, calculamos la edad</text:p>
      <text:p text:style-name="P3"><text:s text:c="8"/>var values=fecha.split("/");</text:p>
      <text:p text:style-name="P3"><text:s text:c="8"/>var dia = values[0];</text:p>
      <text:p text:style-name="P3"><text:s text:c="8"/>var mes = values[1];</text:p>
      <text:p text:style-name="P3"><text:s text:c="8"/>var ano = values[2];</text:p>
      <text:p text:style-name="P3"><text:s/></text:p>
      <text:p text:style-name="P3"><text:s text:c="8"/>// cogemos los valores actuales</text:p>
      <text:p text:style-name="P3"><text:s text:c="8"/>var fecha_hoy = new Date();</text:p>
      <text:p text:style-name="P3"><text:s text:c="8"/>var ahora_ano = fecha_hoy.getYear();</text:p>
      <text:p text:style-name="P3"><text:s text:c="8"/>var ahora_mes = fecha_hoy.getMonth()+1;</text:p>
      <text:p text:style-name="P3"><text:s text:c="8"/>var ahora_dia = fecha_hoy.getDate();</text:p>
      <text:p text:style-name="P3"><text:s/></text:p>
      <text:p text:style-name="P3"><text:s text:c="8"/>// realizamos el calculo</text:p>
      <text:p text:style-name="P3"><text:s text:c="8"/>var edad = (ahora_ano + 1900) - ano;</text:p>
      <text:p text:style-name="P3"><text:s text:c="8"/>if ( ahora_mes &lt; mes )</text:p>
      <text:p text:style-name="P3"><text:s text:c="8"/>{</text:p>
      <text:p text:style-name="P3"><text:s text:c="12"/>edad--;</text:p>
      <text:p text:style-name="P3"><text:s text:c="8"/>}</text:p>
      <text:p text:style-name="P3"><text:s text:c="8"/>if ((mes == ahora_mes) &amp;&amp; (ahora_dia &lt; dia))</text:p>
      <text:p text:style-name="P3"><text:s text:c="8"/>{</text:p>
      <text:p text:style-name="P3"><text:s text:c="12"/>edad--;</text:p>
      <text:p text:style-name="P3"><text:s text:c="8"/>}</text:p>
      <text:p text:style-name="P3"><text:s text:c="8"/>if (edad &gt; 1900)</text:p>
      <text:p text:style-name="P3"><text:s text:c="8"/>{</text:p>
      <text:p text:style-name="P3"><text:s text:c="12"/>edad -= 1900;</text:p>
      <text:p text:style-name="P3"><text:s text:c="8"/>}</text:p>
      <text:p text:style-name="P3"><text:s/></text:p>
      <text:p text:style-name="P3"><text:s text:c="8"/>// calculamos los meses</text:p>
      <text:p text:style-name="P3"><text:s text:c="8"/>var meses=0;</text:p>
      <text:p text:style-name="P3"><text:s text:c="8"/>if(ahora_mes&gt;mes)</text:p>
      <text:p text:style-name="P3"><text:s text:c="12"/>meses=ahora_mes-mes;</text:p>
      <text:p text:style-name="P3"><text:s text:c="8"/>if(ahora_mes&lt;mes)</text:p>
      <text:p text:style-name="P3"><text:s text:c="12"/>meses=12-(mes-ahora_mes);</text:p>
      <text:p text:style-name="P3"><text:s text:c="8"/>if(ahora_mes==mes &amp;&amp; dia&gt;ahora_dia)</text:p>
      <text:p text:style-name="P3"><text:s text:c="12"/>meses=11;</text:p>
      <text:p text:style-name="P3"><text:s/></text:p>
      <text:p text:style-name="P3"><text:s text:c="8"/>// calculamos los dias</text:p>
      <text:p text:style-name="P3"><text:s text:c="8"/>var dias=0;</text:p>
      <text:p text:style-name="P3"><text:s text:c="8"/>if(ahora_dia&gt;dia)</text:p>
      <text:p text:style-name="P3"><text:s text:c="12"/>dias=ahora_dia-dia;</text:p>
      <text:p text:style-name="P3"><text:s text:c="8"/>if(ahora_dia&lt;dia)</text:p>
      <text:p text:style-name="P3"><text:s text:c="8"/>{</text:p>
      <text:p text:style-name="P3"><text:s text:c="12"/>ultimoDiaMes=new Date(ahora_ano, ahora_mes, 0);</text:p>
      <text:p text:style-name="P3"><text:s text:c="12"/>dias=ultimoDiaMes.getDate()-(dia-ahora_dia);</text:p>
      <text:p text:style-name="P3"><text:s text:c="8"/>}</text:p>
      <text:p text:style-name="P3"><text:s/></text:p>
      <text:p text:style-name="P3"><text:s text:c="7"/>return edad;</text:p>
      <text:p text:style-name="P3"/>
      <text:p text:style-name="P3"><text:s text:c="2"/></text:p>
      <text:p text:style-name="P3">}</text:p>
      <text:p text:style-name="P3"/>
      <text:p text:style-name="P3"/>
      <text:p text:style-name="P4">function calcularEdad_yyyy_mm_dd(fecha)</text:p>
      <text:p text:style-name="P3">{</text:p>
      <text:p text:style-name="P3"><text:s text:c="4"/>if(validate_fecha(fecha)==true)</text:p>
      <text:p text:style-name="P3"><text:s text:c="4"/>{</text:p>
      <text:p text:style-name="P3"><text:s text:c="8"/>// Si la fecha es correcta, calculamos la edad</text:p>
      <text:p text:style-name="P3"><text:s text:c="8"/>var values=fecha.split("/");</text:p>
      <text:p text:style-name="P3"><text:s text:c="8"/>var dia = values[2];</text:p>
      <text:p text:style-name="P3"><text:s text:c="8"/>var mes = values[1];</text:p>
      <text:p text:style-name="P3"><text:s text:c="8"/>var ano = values[0];</text:p>
      <text:p text:style-name="P5"/>
      <text:p text:style-name="P3"><text:s text:c="8"/>// cogemos los valores actuales</text:p>
      <text:p text:style-name="P3"><text:s text:c="8"/>var fecha_hoy = new Date();</text:p>
      <text:p text:style-name="P3"><text:s text:c="8"/>var ahora_ano = fecha_hoy.getYear();</text:p>
      <text:p text:style-name="P3"><text:s text:c="8"/>var ahora_mes = fecha_hoy.getMonth()+1;</text:p>
      <text:p text:style-name="P3"><text:s text:c="8"/>var ahora_dia = fecha_hoy.getDate();</text:p>
      <text:p text:style-name="P3"><text:s/></text:p>
      <text:p text:style-name="P3"><text:s text:c="8"/>// realizamos el calculo</text:p>
      <text:p text:style-name="P3"><text:s text:c="8"/>var edad = (ahora_ano + 1900) - ano;</text:p>
      <text:p text:style-name="P3"><text:s text:c="8"/>if ( ahora_mes &lt; mes )</text:p>
      <text:p text:style-name="P3"><text:s text:c="8"/>{</text:p>
      <text:p text:style-name="P3"><text:s text:c="12"/>edad--;</text:p>
      <text:p text:style-name="P3"><text:s text:c="8"/>}</text:p>
      <text:p text:style-name="P3"><text:s text:c="8"/>if ((mes == ahora_mes) &amp;&amp; (ahora_dia &lt; dia))</text:p>
      <text:p text:style-name="P3"><text:s text:c="8"/>{</text:p>
      <text:p text:style-name="P3"><text:s text:c="12"/>edad--;</text:p>
      <text:p text:style-name="P3"><text:s text:c="8"/>}</text:p>
      <text:p text:style-name="P3"><text:s text:c="8"/>if (edad &gt; 1900)</text:p>
      <text:p text:style-name="P3"><text:s text:c="8"/>{</text:p>
      <text:p text:style-name="P3"><text:s text:c="12"/>edad -= 1900;</text:p>
      <text:p text:style-name="P3"><text:s text:c="8"/>}</text:p>
      <text:p text:style-name="P3"><text:s/></text:p>
      <text:p text:style-name="P3"><text:s text:c="8"/>// calculamos los meses</text:p>
      <text:p text:style-name="P3"><text:s text:c="8"/>var meses=0;</text:p>
      <text:p text:style-name="P3"><text:s text:c="8"/>if(ahora_mes&gt;mes)</text:p>
      <text:p text:style-name="P3"><text:s text:c="12"/>meses=ahora_mes-mes;</text:p>
      <text:p text:style-name="P3"><text:s text:c="8"/>if(ahora_mes&lt;mes)</text:p>
      <text:p text:style-name="P3"><text:s text:c="12"/>meses=12-(mes-ahora_mes);</text:p>
      <text:p text:style-name="P3"><text:s text:c="8"/>if(ahora_mes==mes &amp;&amp; dia&gt;ahora_dia)</text:p>
      <text:p text:style-name="P3"><text:s text:c="12"/>meses=11;</text:p>
      <text:p text:style-name="P3"><text:s/></text:p>
      <text:p text:style-name="P3"><text:s text:c="8"/>// calculamos los dias</text:p>
      <text:p text:style-name="P3"><text:s text:c="8"/>var dias=0;</text:p>
      <text:p text:style-name="P3"><text:s text:c="8"/>if(ahora_dia&gt;dia)</text:p>
      <text:p text:style-name="P3"><text:s text:c="12"/>dias=ahora_dia-dia;</text:p>
      <text:p text:style-name="P3"><text:s text:c="8"/>if(ahora_dia&lt;dia)</text:p>
      <text:p text:style-name="P3"><text:s text:c="8"/>{</text:p>
      <text:p text:style-name="P3"><text:s text:c="12"/>ultimoDiaMes=new Date(ahora_ano, ahora_mes, 0);</text:p>
      <text:p text:style-name="P3"><text:s text:c="12"/>dias=ultimoDiaMes.getDate()-(dia-ahora_dia);</text:p>
      <text:p text:style-name="P3"><text:s text:c="8"/>}</text:p>
      <text:p text:style-name="P3"><text:s text:c="7"/>return edad;</text:p>
      <text:p text:style-name="P3"><text:s text:c="4"/>}else{</text:p>
      <text:p text:style-name="P3"><text:s text:c="7"/>return "N/E"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1-23T15:21:54.174310263</meta:creation-date>
    <dc:date>2016-11-23T15:26:21.709291848</dc:date>
    <dc:creator>pitagora </dc:creator>
    <meta:editing-duration>PT4M2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65" meta:word-count="527" meta:character-count="4561" meta:non-whitespace-character-count="3236"/>
  </office:meta>
</office:document-meta>
</file>